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4bb7ce"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57e1f" officeooo:paragraph-rsid="004cd676"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157e1f" officeooo:paragraph-rsid="004e7979" style:font-size-asian="15pt" style:language-asian="zxx" style:country-asian="none" style:font-size-complex="15pt" style:language-complex="zxx" style:country-complex="none"/>
    </style:style>
    <style:style style:name="P6" style:family="paragraph" style:parent-style-name="Standard">
      <style:paragraph-properties fo:text-align="justify" style:justify-single-word="false"/>
      <style:text-properties style:font-name="Traveling _Typewriter" fo:font-size="15pt" fo:language="fr" fo:country="FR" officeooo:rsid="00157e1f" officeooo:paragraph-rsid="004f8420"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28d273"/>
    </style:style>
    <style:style style:name="T5" style:family="text">
      <style:text-properties officeooo:rsid="002c1b68"/>
    </style:style>
    <style:style style:name="T6" style:family="text">
      <style:text-properties officeooo:rsid="002def0b"/>
    </style:style>
    <style:style style:name="T7" style:family="text">
      <style:text-properties officeooo:rsid="0035e482"/>
    </style:style>
    <style:style style:name="T8" style:family="text">
      <style:text-properties officeooo:rsid="00382500"/>
    </style:style>
    <style:style style:name="T9" style:family="text">
      <style:text-properties fo:font-style="italic" officeooo:rsid="00382500"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4">Wiroyer</text:span></text:p>
      <text:p text:style-name="P1"/>
      <text:p text:style-name="P1"><text:span text:style-name="T2">Age :</text:span> <text:span text:style-name="T4">20 ans</text:span></text:p>
      <text:p text:style-name="P1"/>
      <text:p text:style-name="P1"><text:span text:style-name="T2">Sexe :</text:span> <text:span text:style-name="T4">Femelle</text:span></text:p>
      <text:p text:style-name="P1"/>
      <text:p text:style-name="P1"><text:span text:style-name="T2">Origine :</text:span> <text:span text:style-name="T1">Volkobil</text:span></text:p>
      <text:p text:style-name="P1"/>
      <text:p text:style-name="P1"><text:span text:style-name="T2">Métier :</text:span> <text:span text:style-name="T5">Aucun</text:span></text:p>
      <text:p text:style-name="P1"/>
      <text:p text:style-name="P3"><text:span text:style-name="T3">Caractéristique</text:span><text:span text:style-name="T2"> physique :</text:span> <text:span text:style-name="T6">Contrairement aux autres volkobiliens, Wiroyer a la peau pâle. Ses longs cheveux roux bouclés lui arrivent au bas du dos. Wiroyer a une poitrine extrêmement petite et des membres extrêmement fins. </text:span></text:p>
      <text:p text:style-name="P3"><text:span text:style-name="T6"><text:tab/>Elle est habillée d’une vielle tunique d’un brun rougeâtre raccommodée, et d’un short noir également déchiré. Sa tunique est tenue par une ceinture noire à boucle en or. Elle porte aussi des chaussettes sales et dépareillée, l’une étant censée être blanche et l’autre grise, elles sont finalement devenues jaunes et marrons. Wiroyer a de petites chaussures de cuir, ainsi qu’une besace de cuir sur lequel figure un petit aigle en cuivre. Son arme, le Bangdorn, a aussi la forme d’un aigle. </text:span></text:p>
      <text:p text:style-name="P3"><text:span text:style-name="T6"><text:tab/>Il s’agit d’un lance-pierre fait à base de fer rouge et d’ossements, que se transmet à sa famille de génération en génération. Wiroyer a les yeux brûlés et cachés derrière un épais bandage faisant ressortir son nez pointu. Elle arbore constamment un sourire sadique et crispé.</text:span></text:p>
      <text:p text:style-name="P1"/>
      <text:p text:style-name="P3"><text:span text:style-name="T2">Tempérament :</text:span> <text:span text:style-name="T7">Wiroyer est folle à lier ! Elle a un goût prononcé pour les explosions et les substances gluantes. Si elle ne se lave jamais, elle met pourtant un point d’honneur à se brosser les dents trois fois par jour. Elle ne s’est jamais coupé les cheveux non plus. Elle se sent également très proche des animaux (pacifiques comme hostiles) et tient à leur faire honneur en les faisant exploser elle-même. <text:tab/>Wiroyer n’a pas conscience de la réalité de son </text:span><text:soft-page-break/><text:span text:style-name="T7">monde, et ne vit que dans la recherche de sensations fortes. Elle est toujours enthousiaste à l’idée d’apprendre de nouvelles choses ou de rencontrer des gens. Elle a une ouïe si fine qu’elle s’en sert pour se repérer. Elle en a oublié qu’elle est aveugle. </text:span></text:p>
      <text:p text:style-name="P3"><text:span text:style-name="T7"><text:tab/>En revanche, Wiroyer a horreur des contacts physiques avec des gens vivants et des objets froids. N’essayez pas non plus de lui faire boire de l’alcool, elle vous versera le verre dessus avant d’y mettre feu. Wiroyer crie quand elle parle et n’a aucun tact. Enfin, elle est amoureuse d’elle-même depuis qu’elle s’est « vue » face à un mur de briques qu’elle pris pour un miroir.</text:span></text:p>
      <text:p text:style-name="P1"/>
      <text:p text:style-name="P4"><text:span text:style-name="T2">Biographie :</text:span> <text:span text:style-name="T8">Wiroyer est née de l’union incestueuse de Kebenyl, qui avait 15 ans, et de Szatya qui en avait 13. Très vite, les complications dues à son patrimoine génétique se firent ressentir. </text:span></text:p>
      <text:p text:style-name="P4"><text:span text:style-name="T8"><text:tab/>Elle ne supportait pas le contact charnel, refusant ainsi de téter sa mère, ce qui est sûrement la cause de son métabolisme. Petite, elle passait ses journées chez sa grand-mère, enroulée dans un linge près du feu. C’est probablement la seule sensation douce qu’elle eut, puisque à ses 5 ans, sa grand-mère mourut. Sa mère, toujours très affaiblie par son accouchement, dut alors s’en occuper à 18 ans. Seulement, elle ne travaillait pas et avait besoin de beaucoup de repos, donc Wiroyer passait son temps à jouer dehors. </text:span></text:p>
      <text:p text:style-name="P4"><text:span text:style-name="T8"><text:tab/>C’est à ses 7 ans qu’elle se découvrit la passion de brûler des animaux des plaines de Volkobil en imitant des rituels qu’elle avait vu dans les livres de ses grands-parents. Brûlant des créatures de plus en plus grosses, elle finit par être lassée. Heureusement, elle découvrit les joies des explosifs dans un livre de science, et les sacrifices reprirent de plus belle. Comme leurs revenus étaient très maigres, Szatya donnait presque tous leurs repas à sa fille, s’affaiblissant davantage. Les restes des jeux de Wiroyer étaient donc la bienvenue à l’heure du souper. </text:span></text:p>
      <text:p text:style-name="P4"><text:span text:style-name="T8"><text:tab/>À ses 10 ans, Kebenyl revint au domicile familial </text:span><text:soft-page-break/><text:span text:style-name="T8">pour revoir sa sœur. Wiroyer se cacha sous les ordres de sa mère, mais put tout de même l’observer de loin. Elle ne sortit de sa cachette qu’après son départ, et elle apprit qu’il s’agissait de son père. </text:span></text:p>
      <text:p text:style-name="P4"><text:span text:style-name="T8"><text:tab/>Elle fut assez déçue qu’il ne lui ressemblait pas du tout. Sa mère lui donna alors une clé que Kebenyl venait de lui donner. </text:span></text:p>
      <text:p text:style-name="P4"><text:span text:style-name="T8"><text:tab/>Il s’agissait d’une clé pour entrer dans la centrale de Volkobil, où travaillait son père. Ainsi, elle pouvait lui rendre visite n’importe quand. </text:span></text:p>
      <text:p text:style-name="P5"><text:span text:style-name="T8"><text:tab/>Un jour où elle jouait dans le grenier, Wiroyer trouva un étrange lance-pierre en forme d’aigle. Elle le combina alors avec sa passion pour les explosifs, et elle passa toute l’après midi à bombarder tous les animaux qu’elle trouvait dans les plaines. Seulement, elle eu un jour la mauvaise idée de s’en prendre à un Nokéli, une petite créature cracheuse de feu, qui fit exploser sa bombe devant son visage, lui faisant perdre l’usage de ses yeux instantanément. </text:span></text:p>
      <text:p text:style-name="P5"><text:span text:style-name="T8"><text:tab/>Cet accident ne la dissuada pourtant pas de continuer ses activités, et de s’entraîner à viser à l’oreille. Ne pouvant plus se servir de sa vue, elle s’en recréa une mentalement, grâce à son ouïe et son toucher. </text:span></text:p>
      <text:p text:style-name="P5"><text:span text:style-name="T8"><text:tab/>À ses 12 ans, alors qu’elle traînait dans les plaines, elle entendit au loin l’explosion la plus forte qu’elle n’ait jamais entendu. Elle se dirigea toute excitée vers la source de la déflagration, mais déchanta quand elle sentie qu’elle approchait de chez elle. Elle fut finalement stoppée par un rocher (qui se trouva être en fait un Gardien) qui l’empêcha de passer. </text:span></text:p>
      <text:p text:style-name="P5"><text:span text:style-name="T8"><text:tab/>Tout son quartier avait subi l’onde de choc et la plupart des bâtiments s’étaient effondrées. De plus, un épais magma radioactif coulait dans les rues. Contournant toutes les mesures de sécurité, Wiroyer rentra dans ce qu’il restait de sa maison, et ramassa le corps sans vie de sa mère. Elle l’emmena jusqu’au milieu des plaines, où elle l’enterra. <text:tab/>Lorsqu’elle eu 15 ans, Wiroyer eu un coup de foudre pour elle-même, alors qu’elle se « vit » dans ce qu’elle pensait être un miroir, mais qui était en fait une façade de </text:span><text:soft-page-break/><text:span text:style-name="T8">briques rouges en ruines. Elle reprit alors confiance en elle, et décida de reprendre possession de son quartier parce que «</text:span><text:span text:style-name="T9"> Si personne n’en veut, je peux le garder non ? </text:span><text:span text:style-name="T8">». </text:span></text:p>
      <text:p text:style-name="P5"><text:span text:style-name="T8"><text:tab/>Elle découvrit alors l’horreur des mutations génétiques qui avaient touché les employés de l’usine et les habitants à proximité. Jugeant trop long de les éradiquer, l’État de Volkobil avait pris la décision de simplement sceller le quartier. </text:span></text:p>
      <text:p text:style-name="P5"><text:span text:style-name="T8"><text:tab/>Wiroyer décida de fortifier les reste de sa maison et de se débarrasser méthodiquement des irradiés en les faisant exploser. Elle regagnait ses rues les unes après les autres tandis que dans tout Volkobil, la rumeur d’une folle albinos se diffusait comme une traînée de poudre. </text:span></text:p>
      <text:p text:style-name="P5"><text:span text:style-name="T8"><text:tab/>C’est à ses 20 ans qu’elle fit la découverte d’un stimissien et d’une femme pieuvre se baladant dans ses quartiers. Elle les sauva in extremis d’une mort certaine en les tirant par le cou, luttant contre son dégoût pour la peau. Après s’être présentés, Katelo et Fichays lui expliquèrent qu’ils voulaient réparer la centrale et remettre en marche l’usine. Wiroyer accepta alors de les aider en leur fournissant la clé passe-partout de Kebenyl, s’ils la laissait les accompagner. Ils acceptèrent, et Wiroyer se joignit à leur groupe. </text:span></text:p>
      <text:p text:style-name="P6"><text:span text:style-name="T8"><text:tab/>Ensemble, ils sauvèrent Peukfoo des griffes de Zerlock, et Wiroyer retourna aussitôt à Volkobil. Elle réussit finalement à nettoyer tout son quartier à 26 ans, et pour célébrer cela elle y organisa une grande fête. Seuls ses amis et une dizaine d’anciens employés de la centrale y vinrent. Elle menaça l’empereur de Volkobil pour qu’il lui cède le terrain, et décida de raser les maisons pour en faire un immense terrain de chasse de Nokéli. Seules sa maison et la centrale restèrent en place. </text:span></text:p>
      <text:p text:style-name="P6"><text:span text:style-name="T8"><text:tab/>Wiroyer avait 33 ans lorsqu’elle était au bar de Volkobil avec ses amis (qui lui payaient régulièrement à boire et à manger) quand elle vit une petite fille de 2 ans assise sur une chaise. Tombant sous le charme, elle attendit que ses parents s’absentent pour fausser compagnie à ses amis et </text:span><text:soft-page-break/><text:span text:style-name="T8">partit avec l’enfant. Elle décida d’en faire sa fille et la renomma Moofi. Elle n’avait aucune idée de comment faire des enfants. </text:span></text:p>
      <text:p text:style-name="P6"><text:span text:style-name="T8"><text:tab/>À ses 38 ans, la femme de Katelo vint chez elle pour lui expliquer qu’elle en avait assez qu’elle fasse autant partie de leur vie de famille. Wiroyer lui répondit qu’elle n’en avait rien à faire et que Katelo était suffisamment grand pour parler tout seul. Elle en profita pour lui verser de l’huile dessus et la poursuivre jusqu’à la frontière avec un briquet. Katelo perdit sa femme le jour même. </text:span></text:p>
      <text:p text:style-name="P6"><text:span text:style-name="T8"><text:tab/>C’est à ses 43 ans qu’un évènement inattendu se produisit. Kebenyl, qu’elle n’avait pas revu depuis leur lutte contre Zerlock, retourna à Volkobil. Il fut surpris de voir les changements orchestrés par Wiroyer, mais il comprit qu’il s’agissait de sa fille quand elle lui rendit sa clé. Ils vécurent à 3 avec Moofi pendant de nombreuses années. </text:span></text:p>
      <text:p text:style-name="P6"><text:span text:style-name="T8"><text:tab/>À ses 48 ans, Wiroyer fut présente à l’enterrement d’Ulddab qui en avait 46, car il s’était également installé à Volkobil. À ses 62 ans, <text:s/>elle et Moofi (âgée de 31 ans) enterrèrent Kebenyl au milieu des plaines, à côté de Szatya. Finalement, Wiroyer mourut 4 ans après d’une combustion spontanée en tentant d’apprendre la magie du feu au près d’un yamazuppetien.</text:span></text:p>
      <text:p text:style-name="P1"/>
      <text:p text:style-name="P2"><text:span text:style-name="T2">Liens familiaux :</text:span> <text:span text:style-name="T5">Wiroyer est la fille de Kebenyl et Szatya. Elle n’aura pas d’enfant biologique, mais elle kidnappera une petite volkobilienne qu’elle nommera Moof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59M34S</meta:editing-duration>
    <meta:editing-cycles>54</meta:editing-cycles>
    <meta:generator>LibreOffice/5.2.5.1$Windows_x86 LibreOffice_project/0312e1a284a7d50ca85a365c316c7abbf20a4d22</meta:generator>
    <dc:date>2019-03-08T12:06:25.014000000</dc:date>
    <meta:document-statistic meta:table-count="0" meta:image-count="0" meta:object-count="0" meta:page-count="5" meta:paragraph-count="29" meta:word-count="1523" meta:character-count="8969" meta:non-whitespace-character-count="7432"/>
    <meta:user-defined meta:name="Info 1"/>
    <meta:user-defined meta:name="Info 2"/>
    <meta:user-defined meta:name="Info 3"/>
    <meta:user-defined meta:name="Info 4"/>
  </office:meta>
</office:document-meta>
</file>